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1300000C9D0000079549EB24E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Verdana1" svg:font-family="Verdan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lantilla_5f_contingut_5f_qv" style:display-name="plantilla_contingut_qv" style:family="table">
      <style:table-properties style:width="25.698cm" table:align="margins"/>
    </style:style>
    <style:style style:name="plantilla_5f_contingut_5f_qv.A" style:display-name="plantilla_contingut_qv.A" style:family="table-column">
      <style:table-column-properties style:column-width="2.484cm" style:rel-column-width="6333*"/>
    </style:style>
    <style:style style:name="plantilla_5f_contingut_5f_qv.B" style:display-name="plantilla_contingut_qv.B" style:family="table-column">
      <style:table-column-properties style:column-width="4.643cm" style:rel-column-width="11840*"/>
    </style:style>
    <style:style style:name="plantilla_5f_contingut_5f_qv.F" style:display-name="plantilla_contingut_qv.F" style:family="table-column">
      <style:table-column-properties style:column-width="4.644cm" style:rel-column-width="11842*"/>
    </style:style>
    <style:style style:name="plantilla_5f_contingut_5f_qv.A1" style:display-name="plantilla_contingut_qv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lantilla_5f_contingut_5f_qv.F1" style:display-name="plantilla_contingut_qv.F1" style:family="table-cell">
      <style:table-cell-properties fo:background-color="#999999" fo:padding="0.097cm" fo:border="0.002cm solid #000000">
        <style:background-image/>
      </style:table-cell-properties>
    </style:style>
    <style:style style:name="plantilla_5f_contingut_5f_qv.A2" style:display-name="plantilla_contingut_qv.A2" style:family="table-cell">
      <style:table-cell-properties style:vertical-align="top" fo:background-color="#0099ff" fo:padding="0.097cm" fo:border-left="0.002cm solid #000000" fo:border-right="none" fo:border-top="none" fo:border-bottom="0.002cm solid #000000">
        <style:background-image/>
      </style:table-cell-properties>
    </style:style>
    <style:style style:name="plantilla_5f_contingut_5f_qv.B2" style:display-name="plantilla_contingut_qv.B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lantilla_5f_contingut_5f_qv.A3" style:display-name="plantilla_contingut_qv.A3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plantilla_5f_contingut_5f_qv.B3" style:display-name="plantilla_contingut_qv.B3" style:family="table-cell">
      <style:table-cell-properties fo:padding="0.097cm" fo:border-left="0.002cm solid #000000" fo:border-right="none" fo:border-top="none" fo:border-bottom="0.002cm solid #000000"/>
    </style:style>
    <style:style style:name="plantilla_5f_contingut_5f_qv.F3" style:display-name="plantilla_contingut_qv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lantilla_5f_contingut_5f_qv.A6" style:display-name="plantilla_contingut_qv.A6" style:family="table-cell">
      <style:table-cell-properties fo:background-color="#0099ff" fo:padding="0.097cm" fo:border-left="0.002cm solid #000000" fo:border-right="none" fo:border-top="none" fo:border-bottom="0.002cm solid #000000">
        <style:background-image/>
      </style:table-cell-properties>
    </style:style>
    <style:style style:name="plantilla_5f_contingut_5f_qv.F8" style:display-name="plantilla_contingut_qv.F8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lantilla_5f_contingut_5f_qv.A9" style:display-name="plantilla_contingut_qv.A9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ext_20_body">
      <style:text-properties style:font-name="Verdana" fo:font-size="11pt" fo:background-color="transparent"/>
    </style:style>
    <style:style style:name="P2" style:family="paragraph" style:parent-style-name="Text_20_body">
      <style:text-properties style:font-name="Verdana" fo:font-size="11pt" fo:font-style="italic" style:font-size-asian="11pt" style:font-style-asian="italic" style:font-size-complex="11pt" style:font-style-complex="italic"/>
    </style:style>
    <style:style style:name="P3" style:family="paragraph" style:parent-style-name="Table_20_Heading">
      <style:text-properties style:use-window-font-color="true"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vertical-align="middle"/>
      <style:text-properties style:font-name="Verdana"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Verdana" fo:font-size="10pt" fo:language="ca" fo:country="ES" style:font-size-asian="10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 style:parent-style-name="Standard">
      <style:paragraph-properties fo:text-align="center" style:justify-single-word="false"/>
      <style:text-properties style:font-name="Courier New"/>
    </style:style>
    <style:style style:name="T1" style:family="text">
      <style:text-properties style:font-size-asian="11pt" style:font-size-complex="11pt"/>
    </style:style>
    <style:style style:name="T2" style:family="text">
      <style:text-properties style:font-name="Verdana1" fo:language="ca" fo:country="ES"/>
    </style:style>
    <style:style style:name="T3" style:family="text">
      <style:text-properties fo:font-weight="bold"/>
    </style:style>
    <style:style style:name="T4" style:family="text">
      <style:text-properties style:font-name="Verdana1" fo:language="ca" fo:country="ES" fo:font-weight="bold"/>
    </style:style>
    <style:style style:name="T5" style:family="text">
      <style:text-properties style:font-name="Verdana1" fo:language="ca" fo:country="ES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ÍTOL QUADERN i </text:span><text:span text:style-name="T2">subtítols </text:span><text:span text:style-name="T1">amb paraules clau (àrea i nivell educatius)</text:span></text:p>
      <text:p text:style-name="P2">Ex: <text:span text:style-name="T3">El clima i la vegetació</text:span><text:line-break/>Coneixement del Medi Social i Cultural<text:line-break/>Primer curs del Cicle Superior d'Educació Primària <text:s/></text:p>
      <table:table table:name="plantilla_contingut_qv" table:style-name="plantilla_5f_contingut_5f_qv">
        <table:table-column table:style-name="plantilla_5f_contingut_5f_qv.A"/>
        <table:table-column table:style-name="plantilla_5f_contingut_5f_qv.B" table:number-columns-repeated="4"/>
        <table:table-column table:style-name="plantilla_5f_contingut_5f_qv.F"/>
        <table:table-header-rows>
          <table:table-row>
            <table:table-cell table:style-name="plantilla_5f_contingut_5f_qv.A1" office:value-type="string">
              <text:p text:style-name="P3">NÚM. PREGUNTA</text:p>
            </table:table-cell>
            <table:table-cell table:style-name="plantilla_5f_contingut_5f_qv.A1" office:value-type="string">
              <text:p text:style-name="P3">TIPUS PREGUNTA</text:p>
            </table:table-cell>
            <table:table-cell table:style-name="plantilla_5f_contingut_5f_qv.A1" office:value-type="string">
              <text:p text:style-name="P3">OBJECTIU RELACIONAT </text:p>
            </table:table-cell>
            <table:table-cell table:style-name="plantilla_5f_contingut_5f_qv.A1" office:value-type="string">
              <text:p text:style-name="P3">ENUNCIAT PREGUNTA</text:p>
            </table:table-cell>
            <table:table-cell table:style-name="plantilla_5f_contingut_5f_qv.A1" office:value-type="string">
              <text:p text:style-name="P3">ELEMENTS NECESSARIS</text:p>
            </table:table-cell>
            <table:table-cell table:style-name="plantilla_5f_contingut_5f_qv.F1" office:value-type="string">
              <text:p text:style-name="P3">CROQUIS</text:p>
            </table:table-cell>
          </table:table-row>
        </table:table-header-rows>
        <table:table-row>
          <table:table-cell table:style-name="plantilla_5f_contingut_5f_qv.A2" office:value-type="string">
            <text:p text:style-name="P4">FULL 1:</text:p>
          </table:table-cell>
          <table:table-cell table:style-name="plantilla_5f_contingut_5f_qv.B2" table:number-columns-spanned="5" office:value-type="string">
            <text:p text:style-name="P5"><text:bookmark-start text:name="DDE_LINK1"/>TÍTOL DEL FULL<text:bookmark-end text:name="DDE_LINK1"/> 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plantilla_5f_contingut_5f_qv.A3" office:value-type="float" office:value="1">
            <text:p text:style-name="P6">1</text:p>
          </table:table-cell>
          <table:table-cell table:style-name="plantilla_5f_contingut_5f_qv.B3" office:value-type="string">
            <text:p text:style-name="P7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2">
            <text:p text:style-name="P6">2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3">
            <text:p text:style-name="P6">3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6" office:value-type="string">
            <text:p text:style-name="P8">FULL 2</text:p>
          </table:table-cell>
          <table:table-cell table:style-name="plantilla_5f_contingut_5f_qv.B2" table:number-columns-spanned="5" office:value-type="string">
            <text:p text:style-name="P9">TÍTOL DEL FULL 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plantilla_5f_contingut_5f_qv.A3" office:value-type="float" office:value="4">
            <text:p text:style-name="P6">4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5">
            <text:p text:style-name="P6">5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8" office:value-type="string">
            <text:p text:style-name="P6"/>
          </table:table-cell>
        </table:table-row>
        <table:table-row>
          <table:table-cell table:style-name="plantilla_5f_contingut_5f_qv.A9" office:value-type="float" office:value="6">
            <text:p text:style-name="P10">6</text:p>
          </table:table-cell>
          <table:table-cell table:style-name="plantilla_5f_contingut_5f_qv.B3" office:value-type="string">
            <text:p text:style-name="P11">Omplir espais: Resposta oberta</text:p>
            <text:p text:style-name="P12">+ Material addicional: Imatge dins de la pregunta</text:p>
          </table:table-cell>
          <table:table-cell table:style-name="plantilla_5f_contingut_5f_qv.B3" office:value-type="string">
            <text:p text:style-name="P13"><text:span text:style-name="T2">Conèixer la </text:span><text:span text:style-name="T4">diversitat climàtica </text:span><text:span text:style-name="T2">de Catalunya i les seves causes</text:span> </text:p>
          </table:table-cell>
          <table:table-cell table:style-name="plantilla_5f_contingut_5f_qv.B3" office:value-type="string">
            <text:p text:style-name="P13"><text:span text:style-name="T2">**Quines són les característiques generals del clima mediterrani litoral?</text:span> </text:p>
          </table:table-cell>
          <table:table-cell table:style-name="plantilla_5f_contingut_5f_qv.B3" office:value-type="string">
            <text:p text:style-name="P13"><text:span text:style-name="T5">1 foto</text:span><text:span text:style-name="T2">: representativa del clima mediterrani litoral (per ex: d’una platja)</text:span> </text:p>
          </table:table-cell>
          <table:table-cell table:style-name="plantilla_5f_contingut_5f_qv.F3" office:value-type="string">
            <text:p text:style-name="P13"><draw:frame draw:style-name="fr1" draw:name="Imatge2" text:anchor-type="paragraph" svg:width="3.23cm" svg:height="2.251cm" draw:z-index="0"><draw:image xlink:href="Pictures/2000001300000C9D0000079549EB24EB.svm" xlink:type="simple" xlink:show="embed" xlink:actuate="onLoad"/></draw:frame><draw:rect text:anchor-type="paragraph" draw:z-index="1" draw:style-name="gr1" draw:text-style-name="P14" svg:width="1.257cm" svg:height="1.588cm" svg:x="0.878cm" svg:y="0.367cm"><text:p text:style-name="P14">foto</text:p></draw:rect><draw:rect text:anchor-type="paragraph" draw:z-index="2" draw:style-name="gr1" draw:text-style-name="P14" svg:width="1.16cm" svg:height="1.555cm" svg:x="2.399cm" svg:y="0.367cm"><text:p text:style-name="P14">omplir</text:p></draw:rect></text:p>
          </table:table-cell>
        </table:table-row>
        <table:table-row>
          <table:table-cell table:style-name="plantilla_5f_contingut_5f_qv.A3" office:value-type="float" office:value="7">
            <text:p text:style-name="P6">7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6" office:value-type="string">
            <text:p text:style-name="P4">FULL 3</text:p>
          </table:table-cell>
          <table:table-cell table:style-name="plantilla_5f_contingut_5f_qv.B2" table:number-columns-spanned="5" office:value-type="string">
            <text:p text:style-name="P9">TÍTOL DEL FULL 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plantilla_5f_contingut_5f_qv.A3" office:value-type="float" office:value="8">
            <text:p text:style-name="P6">8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9">
            <text:p text:style-name="P6">9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0">
            <text:p text:style-name="P6">10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1">
            <text:p text:style-name="P6">11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2">
            <text:p text:style-name="P6">12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6" office:value-type="string">
            <text:p text:style-name="P4">FULL 4</text:p>
          </table:table-cell>
          <table:table-cell table:style-name="plantilla_5f_contingut_5f_qv.B2" table:number-columns-spanned="5" office:value-type="string">
            <text:p text:style-name="P9">TÍTOL DEL FULL 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plantilla_5f_contingut_5f_qv.A3" office:value-type="float" office:value="13">
            <text:p text:style-name="P6">13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4">
            <text:p text:style-name="P6">14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5">
            <text:p text:style-name="P6">15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6">
            <text:p text:style-name="P6">16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  <table:table-row>
          <table:table-cell table:style-name="plantilla_5f_contingut_5f_qv.A3" office:value-type="float" office:value="17">
            <text:p text:style-name="P6">17</text:p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B3" office:value-type="string">
            <text:p text:style-name="P6"/>
          </table:table-cell>
          <table:table-cell table:style-name="plantilla_5f_contingut_5f_qv.F3" office:value-type="string">
            <text:p text:style-name="P6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Verdana1" svg:font-family="Verdan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Win32 OpenOffice.org_project/680m104$Build-8913</meta:generator>
    <meta:creation-date>2005-05-23T12:57:33</meta:creation-date>
    <dc:date>2005-05-26T14:15:51</dc:date>
    <dc:language>ca-ES</dc:language>
    <meta:editing-cycles>26</meta:editing-cycles>
    <meta:editing-duration>PT7H48M4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38" meta:word-count="123" meta:character-count="686"/>
  </office:meta>
</office:document-meta>
</file>